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9774f" officeooo:paragraph-rsid="0009774f" style:font-size-asian="14pt" style:font-size-complex="14pt"/>
    </style:style>
    <style:style style:name="P2" style:family="paragraph" style:parent-style-name="Standard" style:master-page-name="Standard">
      <style:paragraph-properties style:page-number="auto"/>
      <style:text-properties fo:font-size="16pt" fo:font-weight="bold" officeooo:rsid="0009774f" officeooo:paragraph-rsid="0009774f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normal" officeooo:rsid="000c83f2" officeooo:paragraph-rsid="0009774f" style:font-weight-asian="normal" style:font-weight-complex="normal"/>
    </style:style>
    <style:style style:name="P4" style:family="paragraph" style:parent-style-name="Standard">
      <style:text-properties fo:font-weight="normal" officeooo:rsid="000ed133" officeooo:paragraph-rsid="000ed133" style:font-weight-asian="normal" style:font-weight-complex="normal"/>
    </style:style>
    <style:style style:name="P5" style:family="paragraph" style:parent-style-name="Standard">
      <style:text-properties fo:font-weight="normal" officeooo:rsid="000edf41" officeooo:paragraph-rsid="000ed133" style:font-weight-asian="normal" style:font-weight-complex="normal"/>
    </style:style>
    <style:style style:name="P6" style:family="paragraph" style:parent-style-name="Standard">
      <style:text-properties fo:font-weight="normal" officeooo:rsid="000edf41" officeooo:paragraph-rsid="000edf41" style:font-weight-asian="normal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0edf41" officeooo:paragraph-rsid="000edf41" style:font-weight-asian="normal" style:font-weight-complex="normal"/>
    </style:style>
    <style:style style:name="P9" style:family="paragraph" style:parent-style-name="Text_20_body">
      <style:text-properties style:use-window-font-color="true" loext:opacity="0%" style:font-name="Times New Roman" fo:font-size="10pt" fo:language="en" fo:country="US" fo:font-weight="normal" officeooo:rsid="000c83f2" style:font-name-asian="Times New Roman" style:font-size-asian="10pt" style:font-weight-asian="normal" style:font-name-complex="Times New Roman" style:font-size-complex="10pt" style:font-weight-complex="normal"/>
    </style:style>
    <style:style style:name="P10" style:family="paragraph" style:parent-style-name="Text_20_body">
      <style:text-properties style:use-window-font-color="true" loext:opacity="0%" style:font-name="Times New Roman" fo:font-size="10pt" fo:language="en" fo:country="US" fo:font-weight="normal" officeooo:rsid="000c83f2" officeooo:paragraph-rsid="0009774f" style:font-name-asian="Times New Roman" style:font-size-asian="10pt" style:font-weight-asian="normal" style:font-name-complex="Times New Roman" style:font-size-complex="10pt" style:font-weight-complex="normal"/>
    </style:style>
    <style:style style:name="P11" style:family="paragraph" style:parent-style-name="Text_20_body">
      <style:text-properties style:use-window-font-color="true" loext:opacity="0%" style:font-name="Times New Roman" fo:font-size="10pt" fo:language="en" fo:country="US" fo:font-weight="normal" officeooo:rsid="000cfc5a" officeooo:paragraph-rsid="000cfc5a" style:font-name-asian="Times New Roman" style:font-size-asian="10pt" style:font-weight-asian="normal" style:font-name-complex="Times New Roman" style:font-size-complex="10pt" style:font-weight-complex="normal"/>
    </style:style>
    <style:style style:name="P12" style:family="paragraph" style:parent-style-name="Text_20_body">
      <style:text-properties style:use-window-font-color="true" loext:opacity="0%" style:font-name="Times New Roman" fo:font-size="10pt" fo:language="en" fo:country="US" fo:font-weight="normal" officeooo:rsid="000e37cb" officeooo:paragraph-rsid="000e37cb" style:font-name-asian="Times New Roman" style:font-size-asian="10pt" style:font-weight-asian="normal" style:font-name-complex="Times New Roman" style:font-size-complex="10pt" style:font-weight-complex="normal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rsid="000c83f2" officeooo:paragraph-rsid="0009774f" style:font-weight-asian="bold" style:font-weight-complex="bold"/>
    </style:style>
    <style:style style:name="T1" style:family="text">
      <style:text-properties style:use-window-font-color="true" loext:opacity="0%" style:font-name="Times New Roman" fo:language="en" fo:country="US" officeooo:rsid="000cfc5a" style:font-name-asian="Times New Roman" style:font-name-complex="Times New Roman"/>
    </style:style>
    <style:style style:name="T2" style:family="text">
      <style:text-properties officeooo:rsid="000e37cb"/>
    </style:style>
    <style:style style:name="T3" style:family="text">
      <style:text-properties officeooo:rsid="000ed133"/>
    </style:style>
    <style:style style:name="T4" style:family="text">
      <style:text-properties officeooo:rsid="000edf41"/>
    </style:style>
    <style:style style:name="T5" style:family="text">
      <style:text-properties fo:color="#7f0055" loext:opacity="100%" style:font-name="Consolas" fo:font-size="10pt" fo:font-weight="bold" style:font-size-asian="10pt" style:font-weight-asian="bold"/>
    </style:style>
    <style:style style:name="T6" style:family="text">
      <style:text-properties fo:color="#000000" loext:opacity="100%" style:font-name="Consolas" fo:font-size="10pt" style:font-size-asian="10pt"/>
    </style:style>
    <style:style style:name="T7" style:family="text">
      <style:text-properties fo:color="#000000" loext:opacity="100%" style:font-name="Consolas" fo:font-size="10pt" fo:font-style="italic" style:font-size-asian="10pt" style:font-style-asian="italic"/>
    </style:style>
    <style:style style:name="T8" style:family="text">
      <style:text-properties fo:color="#6a3e3e" loext:opacity="100%" style:font-name="Consolas" fo:font-size="10pt" style:font-size-asian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m King</text:p>
      <text:p text:style-name="P1">Week <text:span text:style-name="T1">9</text:span> Research Project</text:p>
      <text:p text:style-name="P3"/>
      <text:p text:style-name="P14">3. What are wildcards in MySQL? How are they useful?  Give an example of a MySQL statement that could use wildcards.</text:p>
      <text:p text:style-name="P10"><text:a xlink:type="simple" xlink:href="https://search.brave.com/search?q=In+SQL%2C+what+are+all+the+different+wildcards+that+are+used%3F&amp;source=web&amp;summary=1&amp;conversation=623ac08c319c7942cf16d0" text:style-name="Internet_20_link" text:visited-style-name="Visited_20_Internet_20_Link">https://search.brave.com/search?q=In+SQL%2C+what+are+all+the+different+wildcards+that+are+used%3F&amp;source=web&amp;summary=1&amp;conversation=623ac08c319c7942cf16d0</text:a></text:p>
      <text:p text:style-name="P11">The most common wildcards in SQL are * or %, which represent n number of characters, and _ or ?, which represent 1 character. <text:s/>They can be used in a variety of ways, often in combination with each other, and especially with a LIKE or WHERE statement. <text:s/>This allows you to generate filters for things, without having to list everything out individually, allowing enormous savings in time, coding, and space.</text:p>
      <text:p text:style-name="P11">Of course, the most common usage is in the simple SELECT * FROM table; statement, to list out all the contents of that table. <text:s/><text:span text:style-name="T2">Another common usage, to add on to the first one, could be WHERE last_name LIKE "__e"; which would list only last names whose 3rd character was an "e".</text:span></text:p>
      <text:p text:style-name="P12">It is also possible to use [] to indicate a range of possible characters, such as [abc] or [a-c], or to specify that those characters be excluded from consideration, by adding a ! in front of the list, such as [!abc]. <text:s/>Additionally, the # character can be used as a single-digit numeric wildcard, as in 4#5, which would find 465, but not 4g5.<text:span text:style-name="T3"> <text:s/>However, MySQL does not support the use of [], and it requires that you use a REGEX, instead.</text:span></text:p>
      <text:p text:style-name="P10"/>
      <text:p text:style-name="P13">4. Define JDBC.  What is JDBC?  Describe it in your own words.  How is it used? </text:p>
      <text:p text:style-name="P9"><text:a xlink:type="simple" xlink:href="https://search.brave.com/search?q=In+Java+and+SQL%2C+what+is+JDBC%2C+and+how+is+it+used%3F&amp;source=web&amp;summary=1&amp;conversation=cc4fc885b12d90a3b3535c" text:style-name="Internet_20_link" text:visited-style-name="Visited_20_Internet_20_Link">https://search.brave.com/search?q=In+Java+and+SQL%2C+what+is+JDBC%2C+and+how+is+it+used%3F&amp;source=web&amp;summary=1&amp;conversation=cc4fc885b12d90a3b3535c</text:a></text:p>
      <text:p text:style-name="P3"/>
      <text:p text:style-name="P4">JDBC stands for "Java DataBase Connectivity." <text:s/>It is an API that allows Java to connect to a database. <text:s/>Once connected, it facilitates the passing of SQL statements of all types, including the collection and passing of data into the database<text:span text:style-name="T4">, in transactions</text:span>, and returning results from queries. <text:s/></text:p>
      <text:p text:style-name="P5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374in" fo:margin-bottom="0.5in" fo:margin-left="0.5626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imothy King</meta:initial-creator>
    <meta:creation-date>2020-01-08T15:15:00</meta:creation-date>
    <dc:date>2025-03-07T23:09:51.627000000</dc:date>
    <meta:editing-cycles>3</meta:editing-cycles>
    <meta:editing-duration>PT18M1S</meta:editing-duration>
    <meta:generator>LibreOffice/7.1.1.2$Windows_X86_64 LibreOffice_project/fe0b08f4af1bacafe4c7ecc87ce55bb426164676</meta:generator>
    <meta:document-statistic meta:table-count="0" meta:image-count="0" meta:object-count="0" meta:page-count="1" meta:paragraph-count="10" meta:word-count="295" meta:character-count="1945" meta:non-whitespace-character-count="1646"/>
  </office:meta>
</office:document-meta>
</file>